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3000001FD5B4530C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2c94c" draw:marker-start-width="0.322cm" draw:marker-end-width="0.322cm" svg:stroke-linecap="round" draw:fill="none" loext:fill-use-slide-background="false" draw:textarea-horizontal-align="justify" draw:textarea-vertical-align="middle" draw:auto-grow-height="false" fo:min-height="0.421cm" fo:min-width="7.315cm" fo:padding-top="0.166cm" fo:padding-bottom="0.166cm" fo:padding-left="0.291cm" fo:padding-right="0.291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1.07cm" svg:height="13.449cm" svg:x="-0.114cm" svg:y="-0.199cm">
            <draw:image xlink:href="Pictures/10000000000001A3000001FD5B4530CE.png" xlink:type="simple" xlink:show="embed" xlink:actuate="onLoad" draw:mime-type="image/png">
              <text:p/>
            </draw:image>
          </draw:frame>
          <draw:custom-shape draw:style-name="gr3" draw:text-style-name="P1" draw:layer="layout" svg:width="7.897cm" svg:height="0.753cm" draw:transform="skewX (-0.00139626340159546) rotate (-0.000872664625997355) translate (0.75cm 11.4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cm" fo:page-height="1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21:45:35.007330487</dc:date>
    <meta:editing-duration>PT2H37M50S</meta:editing-duration>
    <meta:editing-cycles>7</meta:editing-cycles>
    <meta:generator>LibreOffice/24.2.6.2$Linux_X86_64 LibreOffice_project/420$Build-2</meta:generator>
    <meta:document-statistic meta:object-count="3"/>
  </office:meta>
</office:document-meta>
</file>